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50000003F35E0AC52.png"/>
  <manifest:file-entry manifest:media-type="image/png" manifest:full-path="Pictures/100000000000033D0000003BE4AADF48.png"/>
  <manifest:file-entry manifest:media-type="" manifest:full-path="Pictures/2000000B00002B0900001280F3D0A5C7.svm"/>
  <manifest:file-entry manifest:media-type="" manifest:full-path="Pictures/2000000B0000102D00000F3A4EA35F9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ospace" svg:font-family="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Unicode MS" fo:language="en" fo:country="US" fo:font-weight="bold" style:font-weight-asian="bold" style:font-weight-complex="bold"/>
    </style:style>
    <style:style style:name="P2" style:family="paragraph" style:parent-style-name="Preformatted_20_Text">
      <style:text-properties fo:font-variant="normal" fo:text-transform="none" fo:color="#000000" style:font-name="monospace" fo:font-size="10.5pt" fo:letter-spacing="normal" fo:language="en" fo:country="US" fo:font-style="normal" fo:font-weight="normal" style:font-weight-asian="bold" style:font-weight-complex="bold"/>
    </style:style>
    <style:style style:name="P3" style:family="paragraph" style:parent-style-name="Preformatted_20_Text">
      <style:text-properties fo:font-variant="normal" fo:text-transform="none" fo:color="#000000" style:font-name="monospace" fo:font-size="10.5pt" fo:letter-spacing="normal" fo:font-style="normal" fo:font-weight="normal"/>
    </style:style>
    <style:style style:name="P4" style:family="paragraph" style:parent-style-name="Preformatted_20_Text">
      <style:paragraph-properties fo:margin-top="0cm" fo:margin-bottom="0cm" fo:text-align="start" style:justify-single-word="false" fo:orphans="2" fo:widows="2" fo:background-color="#ffffff" fo:padding="0cm" fo:border="none">
        <style:background-image/>
      </style:paragraph-properties>
      <style:text-properties fo:font-variant="normal" fo:text-transform="none" fo:color="#000000" style:font-name="monospace" fo:font-size="10.5pt" fo:letter-spacing="normal" fo:font-style="normal" fo:font-weight="normal"/>
    </style:style>
    <style:style style:name="P5" style:family="paragraph" style:parent-style-name="Text_20_body">
      <style:text-properties style:font-name="Arial Unicode MS" fo:language="en" fo:country="US"/>
    </style:style>
    <style:style style:name="P6" style:family="paragraph" style:parent-style-name="Text_20_body">
      <style:text-properties style:font-name="Arial Unicode MS" fo:language="en" fo:country="US" fo:font-weight="bold" style:font-weight-asian="bold" style:font-weight-complex="bold"/>
    </style:style>
    <style:style style:name="P7" style:family="paragraph" style:parent-style-name="Text_20_body">
      <style:paragraph-properties fo:text-align="start" style:justify-single-word="false"/>
      <style:text-properties style:font-name="Arial Unicode MS" fo:language="en" fo:country="US"/>
    </style:style>
    <style:style style:name="P8" style:family="paragraph" style:parent-style-name="Text_20_body">
      <style:text-properties style:font-name="Arial Unicode MS" fo:language="en" fo:country="US" fo:font-weight="normal" style:font-weight-asian="normal" style:font-weight-complex="normal"/>
    </style:style>
    <style:style style:name="P9" style:family="paragraph" style:parent-style-name="Text_20_body">
      <style:paragraph-properties fo:text-align="center" style:justify-single-word="false"/>
      <style:text-properties style:font-name="Arial Unicode MS" fo:language="en" fo:country="US" fo:font-weight="bold" style:font-weight-asian="bold" style:font-weight-complex="bold"/>
    </style:style>
    <style:style style:name="P10" style:family="paragraph" style:parent-style-name="Text_20_body">
      <style:paragraph-properties fo:text-align="center" style:justify-single-word="false"/>
      <style:text-properties style:font-name="Arial Unicode MS" fo:language="en" fo:country="US" fo:font-weight="normal" style:font-weight-asian="normal" style:font-weight-complex="normal"/>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size="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lassifying songs genre by lyrics with SVM</text:p>
      <text:p text:style-name="P10">Gabriel Ceron</text:p>
      <text:p text:style-name="P6">The Dataset</text:p>
      <text:p text:style-name="P5">The dataset implemented in this work was selected from Kaggle, containing 380000+ song lyrics. The data was crawled from the website “metrolyrics”. The link of the dataset available in Kaggle is the next one:</text:p>
      <text:p text:style-name="P5">https://www.kaggle.com/gyani95/380000-lyrics-from-metrolyrics</text:p>
      <text:p text:style-name="P5">The dataset is saved in a csv file and it has the next fields:</text:p>
      <text:p text:style-name="P5">index: a song index; song: the name of the song,year: the song release year,artist: the artist name; genre: the song (artist) genre; lyrics: song lyrics.</text:p>
      <text:p text:style-name="P5">This work was divided in three main parts: Data preprocessing, feature extraction and classification.</text:p>
      <text:p text:style-name="P5"/>
      <text:p text:style-name="P6">Data Preprocessing</text:p>
      <text:p text:style-name="P5">Initially a genre counting was done in order to know how balanced was the data. Obtaining the next results:</text:p>
      <text:p text:style-name="P5"><draw:frame draw:style-name="fr1" draw:name="graphics1" text:anchor-type="paragraph" svg:width="4.142cm" svg:height="3.898cm" draw:z-index="0"><draw:image xlink:href="Pictures/2000000B0000102D00000F3A4EA35F94.svm" xlink:type="simple" xlink:show="embed" xlink:actuate="onLoad"/></draw:frame></text:p>
      <text:p text:style-name="P5">It can be seen that the data was unbalanced, getting Rock genre with the higher number of songs (123402), and Folk genre with the smaller number (3095).</text:p>
      <text:p text:style-name="P5">In order to balance the data, an undersampling was needed. But first, as the size difference was so large, it was decided to leave out the genres with the smaller number of songs. Those were: Folk, Indie and R&amp;B.</text:p>
      <text:p text:style-name="P5">The undersampling was done with the genre with the smaller number of songs: Electronic, <text:soft-page-break/>with 15446 songs. Thus, a new 15446x7 = 108122 songs dataset the was generated.</text:p>
      <text:p text:style-name="P5"/>
      <text:p text:style-name="P6">Feature extraction</text:p>
      <text:p text:style-name="P5">For the feature extraction, the idea was to find the words in the lyrics that would better characterize each genre. Some papers were found related to this problem, including papers solving problems for documents classification. So the objective was to count each word in a song lyric and put each number in an array. But first it was needed to create a dictionary of the dataset vocabulary. So suposing that we could not be abled to acces the test data (20%), we created the dictionary with the 80% of the data. </text:p>
      <text:p text:style-name="P7">After reading each word in each song, a total of <text:span text:style-name="T1">125251</text:span>different words were obtained. As this vector was too large to train a model, only the most frequent words in it were taken. Also it was necessary to leave out from it the words that would not help for the classification, this is words that themselves alone would not give relevant information, such as a<text:span text:style-name="T2">rticles, pronouns, prepositions, etc. These words are known as “stop words</text:span>“, and some lists can be found in internet for the English language. Thus, after this, only the 500 most used words in the dataset were implemented as features for the model.</text:p>
      <text:p text:style-name="P5">Then, for each song, a 500 length array was created. The index of each value corresponds to a word, and initially all the values are set to zero. Then the feature selector reads the song lyrics and match each word with the 500 word dictionary previously created. For each match, the array is incremented by 1 in the corresponding index, so an array with the counting of each word is generated, this is also know as term frequency (TF). <text:s/>Doing this with all the training songs, the feature matrix is created. We can see that the most terms of the matrix are zeros, this matrices are know as sparse matrices. A label matrix with the true genre of each song is also generated and both matrices are passed to the model.</text:p>
      <text:p text:style-name="P5"/>
      <text:p text:style-name="P6">Classification</text:p>
      <text:p text:style-name="P5">After reading some articles, SVM was chosen as the classifier. This because SVM works well with sparse matrices. But after training the model, a problem with the dataset was noticed, and it was that not all the songs on it had lyrics. So a modification in the preprocessing step was done leaving out form the dataset the songs whose lyrics field were empty. Below is <text:soft-page-break/>shown the counting of the songs for each genre after and before removing songs without lyrics:</text:p>
      <text:p text:style-name="P5">Before:</text:p>
      <text:p text:style-name="P5"><draw:frame draw:style-name="fr2" draw:name="graphics2" text:anchor-type="paragraph" svg:x="0cm" svg:y="0cm" svg:width="17.59cm" svg:height="1.298cm" draw:z-index="1"><draw:image xlink:href="Pictures/10000000000003550000003F35E0AC52.png" xlink:type="simple" xlink:show="embed" xlink:actuate="onLoad"/></draw:frame></text:p>
      <text:p text:style-name="P5">After:</text:p>
      <text:p text:style-name="P5"><draw:frame draw:style-name="fr3" draw:name="graphics3" text:anchor-type="paragraph" svg:width="17.59cm" svg:height="1.251cm" draw:z-index="2"><draw:image xlink:href="Pictures/100000000000033D0000003BE4AADF48.png" xlink:type="simple" xlink:show="embed" xlink:actuate="onLoad"/></draw:frame></text:p>
      <text:p text:style-name="P5">As it can be seen, there are genres in the dataset which have more songs with lyrics than others. <text:s/>Only the half of the songs in Electronic genre had lyrics, and considering this genre as mostly “instrumental”, it was decided to leave this genre out for the model training.</text:p>
      <text:p text:style-name="P5">Thus, after leaving out songs without lyrics and Electronic genre, the undersampling and was done again balancing obtaining a 7085x6=42510 songs dataset.</text:p>
      <text:p text:style-name="P5">For the SVM, a C=1 parameter was selected, an automatic gamma selection and a RBF kernel. “One vs all” and “One vs rest” models were used but no greater difference was shown in the results. </text:p>
      <text:p text:style-name="P5">At the firs try, we used the half of the dataset for training (50%), and other 15% for testing. Obtaining an overall accuracy of 52%.</text:p>
      <text:p text:style-name="P5">With the same train/test percentage, the features were decreased to 1000, so the 1000 most frequent words were used, but the computer memory was not able to handle the training matrix raising a memory error.</text:p>
      <text:p text:style-name="P5">After, using same train/test percentage but with 800 features, a 54% accuracy was obtained. So we can see that as the number of features increases, the accuracy also increases.</text:p>
      <text:p text:style-name="P5">Using a 800 words features and the whole dataset, this is 80% for training and 20% for testing, another memory error was raised.</text:p>
      <text:p text:style-name="P5">Using a 500 features with 80% training and 20% testing, a 54% accuracy was obtained. Thus we can see that as greater the dataset, also increases the accuracy. The confusion matrix in <text:soft-page-break/>percentages for this result is shown below:</text:p>
      <text:p text:style-name="P5"><draw:frame draw:style-name="fr4" draw:name="graphics4" text:anchor-type="paragraph" svg:width="11.017cm" svg:height="4.736cm" draw:z-index="3"><draw:image xlink:href="Pictures/2000000B00002B0900001280F3D0A5C7.svm" xlink:type="simple" xlink:show="embed" xlink:actuate="onLoad"/></draw:frame></text:p>
      <text:p text:style-name="P6">Other studies:</text:p>
      <text:p text:style-name="P8">Wanting to know which words give relevant information for the classification, a basic statistical study was done to obtain the 10 more representative words for each genre, the results are shown below:</text:p>
      <text:p text:style-name="P2">Pop</text:p>
      <text:p text:style-name="P4">['oh', 'baby', 'love', 'want', 'know', 'go', 'don', 'one','now', 'up']</text:p>
      <text:p text:style-name="P3"/>
      <text:p text:style-name="P3">Hip-Hop</text:p>
      <text:p text:style-name="P4">['nigga','niggaz','niggas','bitches','wit', 'bitch','ass','shit','gon', 'fuck']</text:p>
      <text:p text:style-name="P3"/>
      <text:p text:style-name="P3">Metal</text:p>
      <text:p text:style-name="P4">['death', 'blood', 'dead', 'dark', 'pain','end','soul','inside','die', 'lost']</text:p>
      <text:p text:style-name="P3"/>
      <text:p text:style-name="P3">Country</text:p>
      <text:p text:style-name="P4">['old', 'well', 'home', 'little', 'long', 'gone', 'heart', 'gonna', 'good', 'night']</text:p>
      <text:p text:style-name="P3"/>
      <text:p text:style-name="P3">Jazz</text:p>
      <text:p text:style-name="P4">['de', 'love', 'heart', 'o', 'day', 'baby', 'well', 'long', 'home', 'night']</text:p>
      <text:p text:style-name="P1"/>
      <text:p text:style-name="P6">Conclusions</text:p>
      <text:p text:style-name="P5">The results show that the classifier actually works, even with the limitations of computing power; It can be concluded that the classifier is quite better than a random prediction for 6 genres ( 54% vs16% accuracy for classifier and random respectively). We lose a lot of data after undersampling from the original dataset as it was unbalanced. Thus we would expect better results with a more balanced dataset and more computer power (memory), for both, more training and training with more features.</text:p>
      <text:p text:style-name="P5">Regarding to the dataset, it should also be considered that a small portion of it were songs in <text:soft-page-break/>languages different from English, so this songs are easily miss-classified.</text:p>
      <text:p text:style-name="P5">We got interesting results as there were words close related to each genre, and we could have expected some of those such as “death” for Metal or a lot of slangs for Hip-hop.</text:p>
      <text:p text:style-name="P5">We can say that the results were satisfiying, as the song genre is determined by many factors (such as instruments used, rhythm and so on) and we were studying only the lyrics which can be about different topics for each song.</text:p>
      <text:p text:style-name="P5">Finally, this work could be implemented together an audio classifier, in this manner two genre classifiers working in text and audio processing would result in a really improved prediction.</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ospace" svg:font-family="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riel Ceron</meta:initial-creator>
    <meta:creation-date>2017-02-16T00:40:48.67</meta:creation-date>
    <dc:date>2017-02-18T10:45:30.77</dc:date>
    <dc:creator>Gabriel Ceron</dc:creator>
    <meta:editing-duration>PT5H2M4S</meta:editing-duration>
    <meta:editing-cycles>5</meta:editing-cycles>
    <meta:generator>OpenOffice/4.1.3$Win32 OpenOffice.org_project/413m1$Build-9783</meta:generator>
    <meta:document-statistic meta:table-count="0" meta:image-count="4" meta:object-count="0" meta:page-count="5" meta:paragraph-count="47" meta:word-count="1176" meta:character-count="7031"/>
  </office:meta>
</office:document-meta>
</file>